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line-height="115%" fo:text-align="justify" style:justify-single-word="false" fo:text-indent="0.714cm" style:auto-text-indent="false" fo:break-before="auto" fo:break-after="auto" style:writing-mode="lr-tb"/>
    </style:style>
    <style:style style:name="P2"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3" style:family="paragraph" style:parent-style-name="Standard" style:master-page-name="Standard">
      <style:paragraph-properties fo:margin-left="0cm" fo:margin-right="0cm" fo:line-height="115%" fo:text-align="justify" style:justify-single-word="false" fo:text-indent="0.714cm" style:auto-text-indent="false" style:page-number="auto" fo:break-before="auto" fo:break-after="auto" style:writing-mode="lr-tb"/>
    </style:style>
    <style:style style:name="P4" style:family="paragraph">
      <style:paragraph-properties fo:margin-left="0cm" fo:margin-right="0cm" fo:margin-top="0cm" fo:margin-bottom="0cm" fo:line-height="100%" fo:text-align="start" fo:text-indent="0cm" style:writing-mode="lr-tb"/>
    </style:style>
    <style:style style:name="T1" style:family="text">
      <style:text-properties fo:color="#1155cc" style:text-underline-style="solid" style:text-underline-width="auto" style:text-underline-color="font-color"/>
    </style:style>
    <style:style style:name="T2"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spaniała, kwitnąca myśl. Fabuła oraz jej bohaterowie, niemal stoją nam już przed oczami, gotowi, aby kroczyć przez wykreowane dla nich życie. Mają wszystko, co jest im potrzebne: Imię, cechy szczególne, historię, cel oraz koniec, zawarty na kartach książki. Jako dumni twórcy, przyglądacie się swym dziełom i z radością stwierdzacie: „To jest dobre”. Cóż… Pozwólcie, że coś wam powiem.</text:p>
      <text:p text:style-name="P1">Nie tak łatwo być bogiem…</text:p>
      <text:p text:style-name="P1"/>
      <text:p text:style-name="P1">Możliwe, że część z osób piszących tutaj swe opowiadania w przyszłości zapragnie wyjść poza fandom i ukazać światu swój kunszt, publikując własną powieść. Inni, czy to z pokory, braku sił, czy też przyjemności, pozostaną i będą wplatać w swój tekst różne, zależne tylko od nich samych, motywy oraz zdarzenia. Jednak tych wszystkich ludzi łączy jedno. Są niepodzielnymi władcami swego stworzenia. Ostatecznymi arbitrami powstałego świata. Bogami. Gdy pierwszy raz usłyszałem te słowa, poczułem się dumnie. Kubeł zimnej wody zawisł mi nad głową, wraz z całym oceanem, parę godzin później.</text:p>
      <text:p text:style-name="P1">Do kreacji dowolnego świata w swym opowiadaniu czy książce, nawet tego, który widzi się za oknem na własne oczy, potrzebne są pewne elementy oraz nawyki, które sprawią, że powstały byt ma rację zaistnieć. Postaram się tutaj przedstawić te ważniejsze, moim zdaniem, na własnych przykładach. Zaczynamy?</text:p>
      <text:p text:style-name="P1"/>
      <text:p text:style-name="P1">Ukazujemy głównego bohatera, czy też oś zdarzeń. Mamy opis, wygląd otoczenia, zachowanie względem niego, jak i ogół czynników, które sprawiają, że ma pełne prawo żyć i istnieć. Czy aby na pewno?</text:p>
      <text:p text:style-name="P1"/>
      <text:p text:style-name="P1">1. Pytania i odpowiedzi</text:p>
      <text:p text:style-name="P1">Ponoć bogowie są wszechwiedzący. A autor? Autor ma być wszechwiedzący. Jeśli wspomniany bohater, niezależnie od świata, ma jakiekolwiek znamiona życia, znaczy, że ma i swoją historię. A ona z kolei świadczy o tym, że ktoś był przed nim. Historia całych pokoleń, ich rozwoju, kultury, nawyków, wzlotów i upadków, nie musi być poznana przez czytelnika w pełni, z kolei twórca, wszechwiedzący bóg, ma ją znać na wyrywki. Lecz aby je stworzyć, całe, nieskończone dzieje, potrzebne są pytania o drobne elementy. Jeśli wyglądają tak, a nie inaczej, to od czego wyewoluowali? A jeśli nie wyewoluowali, a zostali stworzeni, to co było motorem zmian? Sprawność bojowa? Walory intelektualne? Samotność we wszechświecie? I idąc dalej. Jak wygląda miejsce, które obrali za dom? Co z kulturą? Czy ją mają, czy może nawet to pojęcie jest im obce? Co z ustrojem, wierzeniami oraz statusami poszczególnych członków rasy? Oraz najważniejsze: Czy wszystkie elementy współgrają ze sobą? Pytań nigdy za wiele...</text:p>
      <text:p text:style-name="P1">Każdy element wprowadzony w tekst, każda drobna zmiana czy gest, to efekt tysięcy lat rozwoju oraz nieskończenie wielu pokoleń, które sprawiły, że stał się możliwy. Dlatego, jeśli w pewnym momencie znajdzie się pytanie, na które nie przychodzi odpowiedź lub jest wymijająca/niespójna, to na spokojnie, i mówię to szczerze, zacznijcie czytać cały tekst, szukając w nim rozwiązania. Jeśli jednak nie ma, zapraszam do punktu nr dwa. Dobra rada. Ludzie mylą się i zapominają. Bogowie robią notatki i szkice.</text:p>
      <text:p text:style-name="P1"/>
      <text:p text:style-name="P1">2. Wiedza</text:p>
      <text:p text:style-name="P1">Mamy historię, której jakiś fragment zostanie może niegdyś odsłonięty przed czytelnikiem. Lecz na tym nie koniec. Kolejny ważny element w boskim dziele to wszystko to, co może się osobie czytającej wydawać inne, niezwykłe, osobliwe lub groźne, a prościej mówiąc, niewystępujące na co dzień w realnym świecie. Wyspy lewitujące nad ziemią? <text:soft-page-break/>Władające psioniką istoty? Technologia wykraczająca poza wszelkie znane czy też wyimaginowane standardy? Dla boga to żaden problem. Dlaczego? Bo ma czas, aby stworzyć podwaliny wszystkich niezwykłości tak, by u ich podstaw znajdowało się coś oczywistego, albo tak doskonale wkomponowane w świat, że akceptuje się to z fascynacją w oczach. Co jest potrzebne? Wiedza. I to nigdy w nadmiarze. Wyobraźnia to potęga, ale trzeba ją czasem poprzeć prostymi faktami albo oprzeć na obaleniu już istniejącej tezy. Niechaj zawsze przy was będzie wszelka dostępna pomoc naukowa. Czy będzie nią encyklopedia, dostęp do zasobów internetu, biblioteka na rogu czy też telefon do znajomego, pamiętajcie. Korzystajcie z tego!</text:p>
      <text:p text:style-name="P1">Poświęćcie czas i siły na rozwój swych myśli. Wyobraźnia nie ma limitów, a jej pokłady są nieskończone. Uczyńcie z wiedzy i nauki jej przedłużenie, aby niemożliwe uczynić możliwym, a abstrakcyjny świat takim, w którym można by się obudzić i żyć na co dzień. Trudne? Nie. Wymagające? Tak. A efekt? Polecam obejrzeć „The Last Dragon: A Fantasy Made Real”, aby ujrzeć, jak wyobraźnię można uczynić faktem. Pamiętajcie o notatkach!</text:p>
      <text:p text:style-name="P1"/>
      <text:p text:style-name="P1">3. Życie</text:p>
      <text:p text:style-name="P1">Nawet jeśli opisywany bohater czy zdarzenie mają prawo istnieć w danym świecie, to jeszcze jedna rzecz stoi przed obecnie zmęczonym bogiem, aby móc dosłownie na chwilę odpocząć. Świat. Musi. Żyć. Każdy jego element spotkany na drodze powinien świadczyć o tym, że jest częścią większej kreacji. Nie osiąga się tego jednak wielkimi czynami, a małymi, wręcz wyrwanymi z kontekstu sceny, umiejscowionymi gdzieniegdzie, zdawkowymi opisami. Rozmowy, architektura, wygląd otoczenia oraz reakcja na nie. Mijane osoby, jak i zdarzenia przypadkowe, których doświadcza się mimo wszelkich starań, czy chociażby coś tak oczywistego jak zjedzenie czegoś raz za kiedy. Wszystko to, każdy gest, emocja czy zachowanie, jakie ukazane jest nie tylko wobec bohatera, ale i świata, stwarza obraz życia. Wplecenie go w tekst jest sztuką. Trudną, wymagającą, irytującą, nieskutkującą niczym w fabule... Ale! Bez tych drobnych chwil, nie ma prawdziwej egzystencji. No, chyba że jest się bogiem świata pełnego bezemocjonalnych maszyn albo nieumarłych.</text:p>
      <text:p text:style-name="P1">Zadając pytania, uzyskaliście wgląd w swój własny twór. Zdobyliście wiedzę, dzięki której świat zaczął istnieć. Spójrzcie teraz na swą kreację, twory waszych myśli, i dajcie im życie godne tysięcy lat doświadczeń oraz tego, co przez ten czas uzyskały, poznając to, co zostało dla nich stworzone. Niezależnie od tego, czy unoszą się pośród błękitnego nieba i chwalą piękno świata, czy toną w ogniu, krwi i wiecznej wojnie, niechaj zawsze gości w nich radość za to, że to właśnie oni zostali wybrani, aby zaistnieć prawdziwie na kartach czyjegoś opowiadania lub książki.</text:p>
      <text:p text:style-name="P1"/>
      <text:p text:style-name="P1">Drodzy bogowie, na zakończenie życzę wam…</text:p>
      <text:p text:style-name="P1">Niechaj pytania nie pozwolą wam zasnąć i spać spokojnie</text:p>
      <text:p text:style-name="P1">Głód poznania trawi wasze myśli, nie dając odpocząć</text:p>
      <text:p text:style-name="P1">I gdy przyjdzie czas, a losy przez was spisane ujrzy świat</text:p>
      <text:p text:style-name="P1">Móc dostrzec wszystkich tych, co na równi z waszymi tworami</text:p>
      <text:p text:style-name="P1">Dziękują wam za poświęcony czas na to, aby mogły żyć.</text:p>
      <text:p text:style-name="P1"/>
      <text:p text:style-name="P1">…………………………………………………………………………………………..</text:p>
      <text:p text:style-name="P1">Kompilacja niniejszych obrazków:</text:p>
      <text:p text:style-name="P1"/>
      <text:p text:style-name="P1"><text:a xlink:type="simple" xlink:href="http://si.wsj.net/public/resources/images/PT-AP754_W3Feat_DV_20100903134431.jpg" text:style-name="Internet_20_link" text:visited-style-name="Visited_20_Internet_20_Link">http</text:a><text:a xlink:type="simple" xlink:href="http://si.wsj.net/public/resources/images/PT-AP754_W3Feat_DV_20100903134431.jpg" text:style-name="Internet_20_link" text:visited-style-name="Visited_20_Internet_20_Link">://</text:a><text:a xlink:type="simple" xlink:href="http://si.wsj.net/public/resources/images/PT-AP754_W3Feat_DV_20100903134431.jpg" text:style-name="Internet_20_link" text:visited-style-name="Visited_20_Internet_20_Link">si</text:a><text:a xlink:type="simple" xlink:href="http://si.wsj.net/public/resources/images/PT-AP754_W3Feat_DV_20100903134431.jpg" text:style-name="Internet_20_link" text:visited-style-name="Visited_20_Internet_20_Link">.</text:a><text:a xlink:type="simple" xlink:href="http://si.wsj.net/public/resources/images/PT-AP754_W3Feat_DV_20100903134431.jpg" text:style-name="Internet_20_link" text:visited-style-name="Visited_20_Internet_20_Link">wsj</text:a><text:a xlink:type="simple" xlink:href="http://si.wsj.net/public/resources/images/PT-AP754_W3Feat_DV_20100903134431.jpg" text:style-name="Internet_20_link" text:visited-style-name="Visited_20_Internet_20_Link">.</text:a><text:a xlink:type="simple" xlink:href="http://si.wsj.net/public/resources/images/PT-AP754_W3Feat_DV_20100903134431.jpg" text:style-name="Internet_20_link" text:visited-style-name="Visited_20_Internet_20_Link">net</text:a><text:a xlink:type="simple" xlink:href="http://si.wsj.net/public/resources/images/PT-AP754_W3Feat_DV_20100903134431.jpg" text:style-name="Internet_20_link" text:visited-style-name="Visited_20_Internet_20_Link">/</text:a><text:a xlink:type="simple" xlink:href="http://si.wsj.net/public/resources/images/PT-AP754_W3Feat_DV_20100903134431.jpg" text:style-name="Internet_20_link" text:visited-style-name="Visited_20_Internet_20_Link">public</text:a><text:a xlink:type="simple" xlink:href="http://si.wsj.net/public/resources/images/PT-AP754_W3Feat_DV_20100903134431.jpg" text:style-name="Internet_20_link" text:visited-style-name="Visited_20_Internet_20_Link">/</text:a><text:a xlink:type="simple" xlink:href="http://si.wsj.net/public/resources/images/PT-AP754_W3Feat_DV_20100903134431.jpg" text:style-name="Internet_20_link" text:visited-style-name="Visited_20_Internet_20_Link">resources</text:a><text:a xlink:type="simple" xlink:href="http://si.wsj.net/public/resources/images/PT-AP754_W3Feat_DV_20100903134431.jpg" text:style-name="Internet_20_link" text:visited-style-name="Visited_20_Internet_20_Link">/</text:a><text:a xlink:type="simple" xlink:href="http://si.wsj.net/public/resources/images/PT-AP754_W3Feat_DV_20100903134431.jpg" text:style-name="Internet_20_link" text:visited-style-name="Visited_20_Internet_20_Link">images</text:a><text:a xlink:type="simple" xlink:href="http://si.wsj.net/public/resources/images/PT-AP754_W3Feat_DV_20100903134431.jpg" text:style-name="Internet_20_link" text:visited-style-name="Visited_20_Internet_20_Link">/</text:a><text:a xlink:type="simple" xlink:href="http://si.wsj.net/public/resources/images/PT-AP754_W3Feat_DV_20100903134431.jpg" text:style-name="Internet_20_link" text:visited-style-name="Visited_20_Internet_20_Link">PT</text:a><text:a xlink:type="simple" xlink:href="http://si.wsj.net/public/resources/images/PT-AP754_W3Feat_DV_20100903134431.jpg" text:style-name="Internet_20_link" text:visited-style-name="Visited_20_Internet_20_Link">-</text:a><text:a xlink:type="simple" xlink:href="http://si.wsj.net/public/resources/images/PT-AP754_W3Feat_DV_20100903134431.jpg" text:style-name="Internet_20_link" text:visited-style-name="Visited_20_Internet_20_Link">AP</text:a><text:a xlink:type="simple" xlink:href="http://si.wsj.net/public/resources/images/PT-AP754_W3Feat_DV_20100903134431.jpg" text:style-name="Internet_20_link" text:visited-style-name="Visited_20_Internet_20_Link">754_</text:a><text:a xlink:type="simple" xlink:href="http://si.wsj.net/public/resources/images/PT-AP754_W3Feat_DV_20100903134431.jpg" text:style-name="Internet_20_link" text:visited-style-name="Visited_20_Internet_20_Link">W</text:a><text:a xlink:type="simple" xlink:href="http://si.wsj.net/public/resources/images/PT-AP754_W3Feat_DV_20100903134431.jpg" text:style-name="Internet_20_link" text:visited-style-name="Visited_20_Internet_20_Link">3</text:a><text:a xlink:type="simple" xlink:href="http://si.wsj.net/public/resources/images/PT-AP754_W3Feat_DV_20100903134431.jpg" text:style-name="Internet_20_link" text:visited-style-name="Visited_20_Internet_20_Link">Feat</text:a><text:a xlink:type="simple" xlink:href="http://si.wsj.net/public/resources/images/PT-AP754_W3Feat_DV_20100903134431.jpg" text:style-name="Internet_20_link" text:visited-style-name="Visited_20_Internet_20_Link">_</text:a><text:a xlink:type="simple" xlink:href="http://si.wsj.net/public/resources/images/PT-AP754_W3Feat_DV_20100903134431.jpg" text:style-name="Internet_20_link" text:visited-style-name="Visited_20_Internet_20_Link">DV</text:a><text:a xlink:type="simple" xlink:href="http://si.wsj.net/public/resources/images/PT-AP754_W3Feat_DV_20100903134431.jpg" text:style-name="Internet_20_link" text:visited-style-name="Visited_20_Internet_20_Link">_20100903134431.</text:a><text:a xlink:type="simple" xlink:href="http://si.wsj.net/public/resources/images/PT-AP754_W3Feat_DV_20100903134431.jpg" text:style-name="Internet_20_link" text:visited-style-name="Visited_20_Internet_20_Link">jpg</text:a></text:p>
      <text:p text:style-name="P1"><office:annotation><dc:date>0000-00-00T00:00:00</dc:date><text:p text:style-name="P4"><text:span text:style-name="T2">Ten obrazek jest strasznie mały i nie da rady go użyć. Masz może większą jego wersję?</text:span></text:p></office:annotation><office:annotation><dc:date>0000-00-00T00:00:00</dc:date><text:p text:style-name="P4"><text:span text:style-name="T2">Czy aby na pewno za mały? Po skopiowaniu linku i wklejeniu go, ukazuje mi się obrazek blisko na stronę. Czy nie chodziło przypadkiem o poprzedni? Na wszelki wypadek jednak, umieszczę jeszcze jeden u dołu.</text:span></text:p></office:annotation><office:annotation><dc:date>0000-00-00T00:00:00</dc:date><text:p text:style-name="P4"><text:span text:style-name="T2">Sorry, chodziło mi właśnie o ten poprzedni. I dzięki za ten dosłany.</text:span></text:p></office:annotation><office:annotation><dc:date>0000-00-00T00:00:00</dc:date><text:p text:style-name="P4"><text:span text:style-name="T2">Nic się nie stało. Chociaż znalezienie podobne, lecz większego obrazka chwilę zabrało, to jednak chyba jest podobny.</text:span></text:p><text:p text:style-name="P4"><text:span text:style-name="T2">Udanej pracy nad następnym numerem oraz spokojnego, jak i miłego czasu życzę.</text:span></text:p></office:annotation></text:p>
      <text:p text:style-name="P2"><text:soft-page-break/><text:a xlink:type="simple" xlink:href="https://timedotcom.files.wordpress.com/2014/04/84289848.jpg?quality=65&amp;strip=color&amp;w=1100" text:style-name="Internet_20_link" text:visited-style-name="Visited_20_Internet_20_Link">https</text:a><text:a xlink:type="simple" xlink:href="https://timedotcom.files.wordpress.com/2014/04/84289848.jpg?quality=65&amp;strip=color&amp;w=1100" text:style-name="Internet_20_link" text:visited-style-name="Visited_20_Internet_20_Link">://</text:a><text:a xlink:type="simple" xlink:href="https://timedotcom.files.wordpress.com/2014/04/84289848.jpg?quality=65&amp;strip=color&amp;w=1100" text:style-name="Internet_20_link" text:visited-style-name="Visited_20_Internet_20_Link">timedotcom</text:a><text:a xlink:type="simple" xlink:href="https://timedotcom.files.wordpress.com/2014/04/84289848.jpg?quality=65&amp;strip=color&amp;w=1100" text:style-name="Internet_20_link" text:visited-style-name="Visited_20_Internet_20_Link">.</text:a><text:a xlink:type="simple" xlink:href="https://timedotcom.files.wordpress.com/2014/04/84289848.jpg?quality=65&amp;strip=color&amp;w=1100" text:style-name="Internet_20_link" text:visited-style-name="Visited_20_Internet_20_Link">files</text:a><text:a xlink:type="simple" xlink:href="https://timedotcom.files.wordpress.com/2014/04/84289848.jpg?quality=65&amp;strip=color&amp;w=1100" text:style-name="Internet_20_link" text:visited-style-name="Visited_20_Internet_20_Link">.</text:a><text:a xlink:type="simple" xlink:href="https://timedotcom.files.wordpress.com/2014/04/84289848.jpg?quality=65&amp;strip=color&amp;w=1100" text:style-name="Internet_20_link" text:visited-style-name="Visited_20_Internet_20_Link">wordpress</text:a><text:a xlink:type="simple" xlink:href="https://timedotcom.files.wordpress.com/2014/04/84289848.jpg?quality=65&amp;strip=color&amp;w=1100" text:style-name="Internet_20_link" text:visited-style-name="Visited_20_Internet_20_Link">.</text:a><text:a xlink:type="simple" xlink:href="https://timedotcom.files.wordpress.com/2014/04/84289848.jpg?quality=65&amp;strip=color&amp;w=1100" text:style-name="Internet_20_link" text:visited-style-name="Visited_20_Internet_20_Link">com</text:a><text:a xlink:type="simple" xlink:href="https://timedotcom.files.wordpress.com/2014/04/84289848.jpg?quality=65&amp;strip=color&amp;w=1100" text:style-name="Internet_20_link" text:visited-style-name="Visited_20_Internet_20_Link">/2014/04/84289848.</text:a><text:a xlink:type="simple" xlink:href="https://timedotcom.files.wordpress.com/2014/04/84289848.jpg?quality=65&amp;strip=color&amp;w=1100" text:style-name="Internet_20_link" text:visited-style-name="Visited_20_Internet_20_Link">jpg</text:a><text:a xlink:type="simple" xlink:href="https://timedotcom.files.wordpress.com/2014/04/84289848.jpg?quality=65&amp;strip=color&amp;w=1100" text:style-name="Internet_20_link" text:visited-style-name="Visited_20_Internet_20_Link">?</text:a><text:a xlink:type="simple" xlink:href="https://timedotcom.files.wordpress.com/2014/04/84289848.jpg?quality=65&amp;strip=color&amp;w=1100" text:style-name="Internet_20_link" text:visited-style-name="Visited_20_Internet_20_Link">quality</text:a><text:a xlink:type="simple" xlink:href="https://timedotcom.files.wordpress.com/2014/04/84289848.jpg?quality=65&amp;strip=color&amp;w=1100" text:style-name="Internet_20_link" text:visited-style-name="Visited_20_Internet_20_Link">=65&amp;</text:a><text:a xlink:type="simple" xlink:href="https://timedotcom.files.wordpress.com/2014/04/84289848.jpg?quality=65&amp;strip=color&amp;w=1100" text:style-name="Internet_20_link" text:visited-style-name="Visited_20_Internet_20_Link">strip</text:a><text:a xlink:type="simple" xlink:href="https://timedotcom.files.wordpress.com/2014/04/84289848.jpg?quality=65&amp;strip=color&amp;w=1100" text:style-name="Internet_20_link" text:visited-style-name="Visited_20_Internet_20_Link">=</text:a><text:a xlink:type="simple" xlink:href="https://timedotcom.files.wordpress.com/2014/04/84289848.jpg?quality=65&amp;strip=color&amp;w=1100" text:style-name="Internet_20_link" text:visited-style-name="Visited_20_Internet_20_Link">color</text:a><text:a xlink:type="simple" xlink:href="https://timedotcom.files.wordpress.com/2014/04/84289848.jpg?quality=65&amp;strip=color&amp;w=1100" text:style-name="Internet_20_link" text:visited-style-name="Visited_20_Internet_20_Link">&amp;</text:a><text:a xlink:type="simple" xlink:href="https://timedotcom.files.wordpress.com/2014/04/84289848.jpg?quality=65&amp;strip=color&amp;w=1100" text:style-name="Internet_20_link" text:visited-style-name="Visited_20_Internet_20_Link">w</text:a><text:a xlink:type="simple" xlink:href="https://timedotcom.files.wordpress.com/2014/04/84289848.jpg?quality=65&amp;strip=color&amp;w=1100" text:style-name="Internet_20_link" text:visited-style-name="Visited_20_Internet_20_Link">=1100</text:a></text:p>
      <text:p text:style-name="P2"/>
      <text:p text:style-name="P2"><text:a xlink:type="simple" xlink:href="http://hdw.datawallpaper.com/abstract/dynamic-galaxy-328033.jpg" text:style-name="Internet_20_link" text:visited-style-name="Visited_20_Internet_20_Link">http</text:a><text:a xlink:type="simple" xlink:href="http://hdw.datawallpaper.com/abstract/dynamic-galaxy-328033.jpg" text:style-name="Internet_20_link" text:visited-style-name="Visited_20_Internet_20_Link">://</text:a><text:a xlink:type="simple" xlink:href="http://hdw.datawallpaper.com/abstract/dynamic-galaxy-328033.jpg" text:style-name="Internet_20_link" text:visited-style-name="Visited_20_Internet_20_Link">hdw</text:a><text:a xlink:type="simple" xlink:href="http://hdw.datawallpaper.com/abstract/dynamic-galaxy-328033.jpg" text:style-name="Internet_20_link" text:visited-style-name="Visited_20_Internet_20_Link">.</text:a><text:a xlink:type="simple" xlink:href="http://hdw.datawallpaper.com/abstract/dynamic-galaxy-328033.jpg" text:style-name="Internet_20_link" text:visited-style-name="Visited_20_Internet_20_Link">datawallpaper</text:a><text:a xlink:type="simple" xlink:href="http://hdw.datawallpaper.com/abstract/dynamic-galaxy-328033.jpg" text:style-name="Internet_20_link" text:visited-style-name="Visited_20_Internet_20_Link">.</text:a><text:a xlink:type="simple" xlink:href="http://hdw.datawallpaper.com/abstract/dynamic-galaxy-328033.jpg" text:style-name="Internet_20_link" text:visited-style-name="Visited_20_Internet_20_Link">com</text:a><text:a xlink:type="simple" xlink:href="http://hdw.datawallpaper.com/abstract/dynamic-galaxy-328033.jpg" text:style-name="Internet_20_link" text:visited-style-name="Visited_20_Internet_20_Link">/</text:a><text:a xlink:type="simple" xlink:href="http://hdw.datawallpaper.com/abstract/dynamic-galaxy-328033.jpg" text:style-name="Internet_20_link" text:visited-style-name="Visited_20_Internet_20_Link">abstract</text:a><text:a xlink:type="simple" xlink:href="http://hdw.datawallpaper.com/abstract/dynamic-galaxy-328033.jpg" text:style-name="Internet_20_link" text:visited-style-name="Visited_20_Internet_20_Link">/</text:a><text:a xlink:type="simple" xlink:href="http://hdw.datawallpaper.com/abstract/dynamic-galaxy-328033.jpg" text:style-name="Internet_20_link" text:visited-style-name="Visited_20_Internet_20_Link">dynamic</text:a><text:a xlink:type="simple" xlink:href="http://hdw.datawallpaper.com/abstract/dynamic-galaxy-328033.jpg" text:style-name="Internet_20_link" text:visited-style-name="Visited_20_Internet_20_Link">-</text:a><text:a xlink:type="simple" xlink:href="http://hdw.datawallpaper.com/abstract/dynamic-galaxy-328033.jpg" text:style-name="Internet_20_link" text:visited-style-name="Visited_20_Internet_20_Link">galaxy</text:a><text:a xlink:type="simple" xlink:href="http://hdw.datawallpaper.com/abstract/dynamic-galaxy-328033.jpg" text:style-name="Internet_20_link" text:visited-style-name="Visited_20_Internet_20_Link">-328033.</text:a><text:a xlink:type="simple" xlink:href="http://hdw.datawallpaper.com/abstract/dynamic-galaxy-328033.jpg" text:style-name="Internet_20_link" text:visited-style-name="Visited_20_Internet_20_Link">jpg</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meta:initial-creator/>
    <meta:editing-cycles>2</meta:editing-cycles>
    <dc:date>2015-07-20T15:37:51.253000000</dc:date>
    <meta:editing-duration>PT5M23S</meta:editing-duration>
    <meta:document-statistic meta:table-count="0" meta:image-count="0" meta:object-count="0" meta:page-count="3" meta:paragraph-count="26" meta:word-count="985" meta:character-count="6707" meta:non-whitespace-character-count="5747"/>
  </office:meta>
</office:document-meta>
</file>